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1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22])" office:value-type="currency" office:currency="UAH" office:value="1038659.69" calcext:value-type="currency">
            <text:p>1 038 660 грн.</text:p>
          </table:table-cell>
          <table:table-cell table:number-columns-repeated="1019"/>
        </table:table-row>
        <table:table-row table:style-name="ro2" table:number-rows-repeated="104845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0:10:27.159130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10-06T10:12:17.894671814</dc:date>
    <dc:creator>Віталій </dc:creator>
    <meta:editing-duration>PT2H20M58S</meta:editing-duration>
    <meta:editing-cycles>33</meta:editing-cycles>
    <meta:document-statistic meta:table-count="1" meta:cell-count="422" meta:object-count="0"/>
  </office:meta>
</office:document-meta>
</file>